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96ecd" officeooo:paragraph-rsid="00196ecd" style:font-size-asian="16pt" style:font-size-complex="16pt"/>
    </style:style>
    <style:style style:name="P2" style:family="paragraph" style:parent-style-name="Standard">
      <style:paragraph-properties fo:text-align="start" style:justify-single-word="false"/>
      <style:text-properties fo:font-size="12pt" fo:font-style="italic" officeooo:rsid="00196ecd" officeooo:paragraph-rsid="00196ecd" style:font-size-asian="10.5pt" style:font-style-asian="italic" style:font-size-complex="12pt" style:font-style-complex="italic"/>
    </style:style>
    <style:style style:name="P3" style:family="paragraph" style:parent-style-name="Standard" style:list-style-name="L1">
      <style:paragraph-properties fo:text-align="start" style:justify-single-word="false"/>
      <style:text-properties fo:font-size="12pt" fo:font-style="normal" officeooo:rsid="001aeb8a" officeooo:paragraph-rsid="001aeb8a" style:font-size-asian="10.5pt" style:font-style-asian="normal" style:font-size-complex="12pt" style:font-style-complex="normal"/>
    </style:style>
    <style:style style:name="P4" style:family="paragraph" style:parent-style-name="Standard" style:list-style-name="L1">
      <style:paragraph-properties fo:text-align="start" style:justify-single-word="false"/>
      <style:text-properties fo:font-size="12pt" fo:font-style="normal" officeooo:rsid="001aec73" officeooo:paragraph-rsid="001aec73" style:font-size-asian="10.5pt" style:font-style-asian="normal" style:font-size-complex="12pt" style:font-style-complex="normal"/>
    </style:style>
    <style:style style:name="P5" style:family="paragraph" style:parent-style-name="Standard" style:list-style-name="L1">
      <style:paragraph-properties fo:text-align="start" style:justify-single-word="false"/>
      <style:text-properties fo:font-size="12pt" fo:font-style="normal" officeooo:rsid="001c3447" officeooo:paragraph-rsid="001c3447" style:font-size-asian="10.5pt" style:font-style-asian="normal" style:font-size-complex="12pt" style:font-style-complex="normal"/>
    </style:style>
    <style:style style:name="P6" style:family="paragraph" style:parent-style-name="Standard" style:list-style-name="L1">
      <style:paragraph-properties fo:text-align="start" style:justify-single-word="false"/>
      <style:text-properties fo:font-size="12pt" fo:font-style="normal" officeooo:rsid="001ee5ff" officeooo:paragraph-rsid="001ee5ff" style:font-size-asian="10.5pt" style:font-style-asian="normal" style:font-size-complex="12pt" style:font-style-complex="normal"/>
    </style:style>
    <style:style style:name="P7" style:family="paragraph" style:parent-style-name="Standard" style:list-style-name="L1">
      <style:paragraph-properties fo:text-align="start" style:justify-single-word="false"/>
      <style:text-properties fo:font-size="12pt" fo:font-style="normal" officeooo:rsid="0023d13f" officeooo:paragraph-rsid="0023d13f" style:font-size-asian="10.5pt" style:font-style-asian="normal" style:font-size-complex="12pt" style:font-style-complex="normal"/>
    </style:style>
    <style:style style:name="P8" style:family="paragraph" style:parent-style-name="Standard" style:list-style-name="L1">
      <style:paragraph-properties fo:text-align="start" style:justify-single-word="false"/>
      <style:text-properties fo:font-size="12pt" fo:font-style="normal" officeooo:rsid="00255df8" officeooo:paragraph-rsid="00255df8"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officeooo:rsid="001dde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RESTful Application Creation</text:p>
      <text:p text:style-name="P1"/>
      <text:p text:style-name="P2">Following are notes for the creation of a practice web application based upon the resources in the udemy course “The Web Developer Bootcamp”. Technologies used include Node.js, React, Express, Mongodb, and mongoose. Originally I was working on creating all of this on Cloud9.io but slow connections were extremely irritating so I have decided to set up the same environment on my Ubuntu box. I have installed npm and the basic packages at this point. </text:p>
      <text:p text:style-name="P2"/>
      <text:list xml:id="list3679269051" text:style-name="L1">
        <text:list-item>
          <text:p text:style-name="P3">Commands for the mongodb service are as follows: “sudo service mongod start”, “sudo service mongod stop”, <text:s/>“sudo service mongod restart” and to check that the service is running correctly you can check the log by running “cat <text:span text:style-name="T1">var</text:span>/log/mongodb/mongod.log”. Start the mongo console by running “mongo” on the host machine. </text:p>
        </text:list-item>
        <text:list-item>
          <text:p text:style-name="P4">To comment out multiple lines in Vim you will use the following commands. First hit Esc. Then use ctr+v to activate visual block mode. Use the arrow keys to then select the lines that you want (don’t worry if it doesn’t select the whole line). Then press Shift+I (capital I). Insert the text that you want, i.e. % or //. Then press Esc twice </text:p>
        </text:list-item>
        <text:list-item>
          <text:p text:style-name="P5">Running into a problem where I can’t access the server. It starts up fine with no errors and says that it’s running but I can seem to connect to it… <text:span text:style-name="T2">Figured it out! So previously we were working in Cloud9.io but they have some environmental variables that we utlized that don’t exist on my local system. The two that were causing all of the issues were in the app.listen section. They were process.env.PORT and process.env.IP. I removed those and manually specified the port to listen on (3000 in this case) and everything worked perfectly.</text:span></text:p>
        </text:list-item>
        <text:list-item>
          <text:p text:style-name="P6">To cut and paste multiple lines in Vim you use v to select characters and V to select whole lines and then d and p to cut and paste. </text:p>
        </text:list-item>
        <text:list-item>
          <text:p text:style-name="P7">When writing the UPDATE route I ran into an issue with POSTing the form. The action was supposed to be PUT but it isn’t natively supported. So I went back through the videos and realized that in order to use the PUT method I have to add the “methodOverride” package. Then I used it like this, “/blogs/&lt;%= blog._id %&gt;?_method=PUT” and then had the form method as POST and everything worked fine. </text:p>
        </text:list-item>
        <text:list-item>
          <text:p text:style-name="P8">With the update route I ran into a problem where after putting in the new info and clicking “Submit” the server would crash. Found out it was because in the redirect I forgot to add a ‘/’ before the blog id was appended. <text:line-break/>But that still didn’t work… I notice that in the URL the method override is being included in the id and I think that’s causing the problem. Oh gosh… I used a comma to separate the url from what I was appending when I should be using a ‘+’. Ridiculou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06:07:46.188328474</meta:creation-date>
    <dc:date>2018-06-17T16:10:55.483940327</dc:date>
    <meta:editing-duration>PT9H11M19S</meta:editing-duration>
    <meta:editing-cycles>3</meta:editing-cycles>
    <meta:generator>LibreOffice/6.0.3.2$Linux_X86_64 LibreOffice_project/00m0$Build-2</meta:generator>
    <meta:document-statistic meta:table-count="0" meta:image-count="0" meta:object-count="0" meta:page-count="1" meta:paragraph-count="8" meta:word-count="485" meta:character-count="2698" meta:non-whitespace-character-count="2219"/>
  </office:meta>
</office:document-meta>
</file>